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16d" officeooo:paragraph-rsid="000b1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 Secr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8:58:32.682520255</meta:creation-date>
    <dc:date>2022-11-29T12:57:04.204402240</dc:date>
    <meta:editing-duration>PT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